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7cm" table:align="margins"/>
    </style:style>
    <style:style style:name="Tabuľka1.A" style:family="table-column">
      <style:table-column-properties style:column-width="1.362cm" style:rel-column-width="5249*"/>
    </style:style>
    <style:style style:name="Tabuľka1.B" style:family="table-column">
      <style:table-column-properties style:column-width="4.113cm" style:rel-column-width="15858*"/>
    </style:style>
    <style:style style:name="Tabuľka1.C" style:family="table-column">
      <style:table-column-properties style:column-width="3.72cm" style:rel-column-width="14341*"/>
    </style:style>
    <style:style style:name="Tabuľka1.D" style:family="table-column">
      <style:table-column-properties style:column-width="1.519cm" style:rel-column-width="5855*"/>
    </style:style>
    <style:style style:name="Tabuľka1.E" style:family="table-column">
      <style:table-column-properties style:column-width="6.287cm" style:rel-column-width="24232*"/>
    </style:style>
    <style:style style:name="Tabuľka1.1" style:family="table-row">
      <style:table-row-properties style:min-row-height="0.97cm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E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656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bold" style:font-weight-asian="bold" style:font-weight-complex="bold"/>
    </style:style>
    <style:style style:name="P6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7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9" style:family="paragraph" style:parent-style-name="Standard">
      <style:text-properties fo:font-size="32pt" fo:font-weight="bold" style:font-size-asian="32pt" style:font-weight-asian="bold" style:font-size-complex="32pt" style:font-weight-complex="bold"/>
    </style:style>
    <style:style style:name="P10" style:family="paragraph" style:parent-style-name="Standard">
      <style:text-properties fo:language="sk" fo:country="SK"/>
    </style:style>
    <style:style style:name="P11" style:family="paragraph" style:parent-style-name="Text_20_body" style:master-page-name="Standard">
      <style:paragraph-properties style:page-number="auto"/>
    </style:style>
    <style:style style:name="P12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4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5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Standard">
      <style:text-properties fo:color="#0066cc" fo:font-size="10pt" style:font-size-asian="10pt" style:font-size-complex="10pt"/>
    </style:style>
    <style:style style:name="P17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T1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span text:style-name="T1">Príloha</text:span> B: <text:span text:style-name="T1">Plán</text:span></text:p>
      <text:p text:style-name="P11"/>
      <text:p text:style-name="Text_20_body"/>
      <text:p text:style-name="Text_20_body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 table:style-name="Tabuľka1.1">
          <table:table-cell table:style-name="Tabuľka1.A1" office:value-type="string">
            <text:p text:style-name="P14">Týždeň</text:p>
          </table:table-cell>
          <table:table-cell table:style-name="Tabuľka1.A1" office:value-type="string">
            <text:p text:style-name="P14">Rozsah od – do</text:p>
          </table:table-cell>
          <table:table-cell table:style-name="Tabuľka1.A1" office:value-type="string">
            <text:p text:style-name="P13">Naplánovaný proces</text:p>
          </table:table-cell>
          <table:table-cell table:style-name="Tabuľka1.A1" office:value-type="string">
            <text:p text:style-name="P13">Dĺžka</text:p>
          </table:table-cell>
          <table:table-cell table:style-name="Tabuľka1.E1" office:value-type="string">
            <text:p text:style-name="P13">Popis naplánovaného procesu</text:p>
          </table:table-cell>
        </table:table-row>
        <table:table-row table:style-name="Tabuľka1.2">
          <table:table-cell table:style-name="Tabuľka1.A2" office:value-type="string">
            <text:p text:style-name="P6">1</text:p>
          </table:table-cell>
          <table:table-cell table:style-name="Tabuľka1.A2" office:value-type="string">
            <text:p text:style-name="P12">08.10.<text:tab/>(pon)</text:p>
            <text:p text:style-name="P12">14.10.<text:tab/>(ne)</text:p>
          </table:table-cell>
          <table:table-cell table:style-name="Tabuľka1.A2" table:number-rows-spanned="2" office:value-type="string">
            <text:p text:style-name="P8">analýza</text:p>
          </table:table-cell>
          <table:table-cell table:style-name="Tabuľka1.A2" table:number-rows-spanned="2" office:value-type="string">
            <text:p text:style-name="P7">2t</text:p>
          </table:table-cell>
          <table:table-cell table:style-name="Tabuľka1.E2" office:value-type="string">
            <text:p text:style-name="P8">14.10. (ne) – výstup naštudovania jednotlivých modulov</text:p>
          </table:table-cell>
        </table:table-row>
        <table:table-row table:style-name="Tabuľka1.2">
          <table:table-cell table:style-name="Tabuľka1.A2" office:value-type="string">
            <text:p text:style-name="P1">2</text:p>
          </table:table-cell>
          <table:table-cell table:style-name="Tabuľka1.A2" office:value-type="string">
            <text:p text:style-name="P3">15.10.<text:tab/>(pon)</text:p>
            <text:p text:style-name="P3">21.10.<text:tab/>(ne)</text:p>
          </table:table-cell>
          <table:covered-table-cell/>
          <table:covered-table-cell/>
          <table:table-cell table:style-name="Tabuľka1.E2" office:value-type="string">
            <text:p text:style-name="P4">kompletizácia časti Analýza, príprava otázok pre p. Bielikovú</text:p>
          </table:table-cell>
        </table:table-row>
        <table:table-row table:style-name="Tabuľka1.2">
          <table:table-cell table:style-name="Tabuľka1.A2" office:value-type="string">
            <text:p text:style-name="P1">3</text:p>
          </table:table-cell>
          <table:table-cell table:style-name="Tabuľka1.A2" office:value-type="string">
            <text:p text:style-name="P3">22.10.<text:tab/>(pon)</text:p>
            <text:p text:style-name="P3">28.10.<text:tab/>(ne)</text:p>
          </table:table-cell>
          <table:table-cell table:style-name="Tabuľka1.A2" office:value-type="string">
            <text:p text:style-name="P4">špecifikácia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4">časti špecifikácie (moduly)</text:p>
          </table:table-cell>
        </table:table-row>
        <table:table-row table:style-name="Tabuľka1.2">
          <table:table-cell table:style-name="Tabuľka1.A2" office:value-type="string">
            <text:p text:style-name="P1">4</text:p>
          </table:table-cell>
          <table:table-cell table:style-name="Tabuľka1.A2" office:value-type="string">
            <text:p text:style-name="P3">29.10.<text:tab/>(pon)</text:p>
            <text:p text:style-name="P3">04.11.<text:tab/>(ne)</text:p>
          </table:table-cell>
          <table:table-cell table:style-name="Tabuľka1.A2" office:value-type="string">
            <text:p text:style-name="P4">špecifikácia, návrh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4">kompletizácia časti špecifikácia + pripomienky od p. Bielikovej</text:p>
          </table:table-cell>
        </table:table-row>
        <table:table-row table:style-name="Tabuľka1.2">
          <table:table-cell table:style-name="Tabuľka1.A2" office:value-type="string">
            <text:p text:style-name="P1">5</text:p>
          </table:table-cell>
          <table:table-cell table:style-name="Tabuľka1.A2" office:value-type="string">
            <text:p text:style-name="P3">05.11.<text:tab/>(pon)</text:p>
            <text:p text:style-name="P3">11.11<text:tab/>(ne)</text:p>
          </table:table-cell>
          <table:table-cell table:style-name="Tabuľka1.A2" office:value-type="string">
            <text:p text:style-name="P2"><text:span text:style-name="T1">návrh</text:span></text:p>
          </table:table-cell>
          <table:table-cell table:style-name="Tabuľka1.A2" office:value-type="string">
            <text:p text:style-name="P2">1t</text:p>
          </table:table-cell>
          <table:table-cell table:style-name="Tabuľka1.E2" office:value-type="string">
            <text:p text:style-name="P4">vytvorenie návrhu podľa špecifikácie</text:p>
          </table:table-cell>
        </table:table-row>
        <table:table-row table:style-name="Tabuľka1.2">
          <table:table-cell table:style-name="Tabuľka1.A2" office:value-type="string">
            <text:p text:style-name="P1">6</text:p>
          </table:table-cell>
          <table:table-cell table:style-name="Tabuľka1.A2" office:value-type="string">
            <text:p text:style-name="P3">12.11.<text:tab/>(pon)</text:p>
            <text:p text:style-name="P5">15.11.<text:tab/> (štv) 14.00</text:p>
          </table:table-cell>
          <table:table-cell table:style-name="Tabuľka1.A2" office:value-type="string">
            <text:p text:style-name="P4">revízia, dolaďovanie, tlač</text:p>
          </table:table-cell>
          <table:table-cell table:style-name="Tabuľka1.A2" office:value-type="string">
            <text:p text:style-name="P2">3d</text:p>
          </table:table-cell>
          <table:table-cell table:style-name="Tabuľka1.E2" office:value-type="string">
            <text:p text:style-name="P4">15.11. (štv) – odovzdanie dokumentácie analýzy, špecifikácie požiadaviek a návrh riešenia </text:p>
          </table:table-cell>
        </table:table-row>
        <table:table-row>
          <table:table-cell table:style-name="Tabuľka1.A1" office:value-type="string">
            <text:p text:style-name="P1"/>
          </table:table-cell>
          <table:table-cell table:style-name="Tabuľka1.A1" office:value-type="string">
            <text:p text:style-name="P3"/>
          </table:table-cell>
          <table:table-cell table:style-name="Tabuľka1.A1" office:value-type="string">
            <text:p text:style-name="P2"/>
          </table:table-cell>
          <table:table-cell table:style-name="Tabuľka1.A1" office:value-type="string">
            <text:p text:style-name="P2"/>
          </table:table-cell>
          <table:table-cell table:style-name="Tabuľka1.E1" office:value-type="string">
            <text:p text:style-name="P2"/>
          </table:table-cell>
        </table:table-row>
        <table:table-row table:style-name="Tabuľka1.2"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23.11.<text:tab/> (pia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4">odovzdanie posudku analýzy, špecifikácie, návrhu druhého tímu</text:p>
          </table:table-cell>
        </table:table-row>
        <table:table-row table:style-name="Tabuľka1.2"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7.12. (pon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4">odovzdanie prototypu vybraných časti systému, spolu s dokumentáciou</text:p>
          </table:table-cell>
        </table:table-row>
        <table:table-row table:style-name="Tabuľka1.2"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7.12. - 20.12.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4">používateľská prezentácia prototypu</text:p>
          </table:table-cell>
        </table:table-row>
        <table:table-row table:style-name="Tabuľka1.2">
          <table:table-cell table:style-name="Tabuľka1.A2" office:value-type="string">
            <text:p text:style-name="P1"/>
          </table:table-cell>
          <table:table-cell table:style-name="Tabuľka1.A2" office:value-type="string">
            <text:p text:style-name="P3">11.2.08 (pon) 14.00</text:p>
          </table:table-cell>
          <table:table-cell table:style-name="Tabuľka1.A2" office:value-type="string">
            <text:p text:style-name="P2"/>
          </table:table-cell>
          <table:table-cell table:style-name="Tabuľka1.A2" office:value-type="string">
            <text:p text:style-name="P2"/>
          </table:table-cell>
          <table:table-cell table:style-name="Tabuľka1.E2" office:value-type="string">
            <text:p text:style-name="P4">odovzdanie posudku prototypu druhého tímu</text:p>
          </table:table-cell>
        </table:table-row>
      </table:table>
      <text:p text:style-name="Standard"/>
      <text:p text:style-name="Standard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1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>1</text:page-number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dc:creator>Peto</dc:creator>
    <dc:date>2007-11-15T00:07:03</dc:date>
    <meta:editing-cycles>7</meta:editing-cycles>
    <meta:editing-duration>PT1H13M38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50" meta:word-count="131" meta:character-count="930"/>
  </office:meta>
</office:document-meta>
</file>